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pecial Elite" svg:font-family="&quot;Special Elite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pecial Elite" style:font-name-asian="Special Elite" style:font-name-complex="Special Elite"/>
    </style:style>
    <style:style style:name="ce2" style:family="table-cell" style:parent-style-name="Default" style:data-style-name="N0">
      <style:text-properties style:font-name="Special Elite" style:font-name-asian="Special Elite" style:font-name-complex="Special Elite"/>
    </style:style>
    <style:style style:name="ce3" style:family="table-cell" style:parent-style-name="Default" style:data-style-name="N0">
      <style:table-cell-properties fo:background-color="#C9C9C9"/>
      <style:text-properties style:font-name="Special Elite" style:font-name-asian="Special Elite" style:font-name-complex="Special Elite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4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2"/>
        <table:table-column table:style-name="co1" table:default-cell-style-name="ce1"/>
        <table:table-column table:style-name="co3" table:number-columns-repeated="16376" table:default-cell-style-name="ce2"/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style-name="ce1"/>
          <table:table-cell table:number-columns-repeated="16376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pecial Elite" svg:font-family="&quot;Special Elit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1in" fo:margin-right="1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1in" fo:margin-right="1in" fo:margin-bottom="0in"/>
      </style:header-style>
      <style:footer-style>
        <style:header-footer-properties fo:min-height="0.5in" fo:margin-left="1in" fo:margin-right="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ke Stoler</meta:initial-creator>
    <dc:creator>Mike Stoler</dc:creator>
    <meta:creation-date>2016-08-28T22:06:47Z</meta:creation-date>
    <dc:date>2016-09-23T23:56:54Z</dc:date>
    <meta:print-date>2016-08-30T18:20:27Z</meta:print-date>
  </office:meta>
</office:document-meta>
</file>